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size="8pt" fo:font-weight="normal" officeooo:rsid="0012339d" officeooo:paragraph-rsid="0012339d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4" style:family="paragraph" style:parent-style-name="Standard">
      <style:paragraph-properties fo:break-before="page"/>
      <style:text-properties fo:font-size="8pt" style:text-underline-style="solid" style:text-underline-width="auto" style:text-underline-color="font-color" fo:font-weight="normal" officeooo:rsid="0012339d" officeooo:paragraph-rsid="0012339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break-before="page"/>
      <style:text-properties fo:font-size="8pt" style:text-underline-style="solid" style:text-underline-width="auto" style:text-underline-color="font-color" officeooo:rsid="0012339d" officeooo:paragraph-rsid="0012339d" style:font-size-asian="8pt" style:font-size-complex="8pt"/>
    </style:style>
    <style:style style:name="P6" style:family="paragraph" style:parent-style-name="Standard">
      <style:paragraph-properties fo:break-before="page"/>
      <style:text-properties fo:font-size="8pt" officeooo:rsid="0012339d" officeooo:paragraph-rsid="0012339d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are several instruction suggestions from previous experiments, on which we ran several algorithms to remove redundant suggestions. These algorithms returned the list of user inputs with <text:span text:style-name="T1">the redundant entries removed</text:span><text:span text:style-name="T2">. </text:span><text:span text:style-name="T1">Please rate how well the redundant entries were removed on a scale form 1 to 5.</text:span></text:p>
      <text:p text:style-name="P1"/>
      <text:p text:style-name="P1"/>
      <text:p text:style-name="P1"/>
      <text:p text:style-name="P4">Original sentences:</text:p>
      <text:p text:style-name="P2">write the document (the actual content varies based on the nature of the paper)</text:p>
      <text:p text:style-name="P2">write the document and save</text:p>
      <text:p text:style-name="P2">write down teh appropriate content taht you want to input, including beginning and conclusion</text:p>
      <text:p text:style-name="P2"/>
      <text:p text:style-name="P2"/>
      <text:p text:style-name="P3">Algorithm 1, hac, bow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2, hac, bow-ngram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3, hac, ks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4, hac, wn, Rating: _______</text:p>
      <text:p text:style-name="P3">write down teh appropriate content taht you want to input, including beginning and conclusion</text:p>
      <text:p text:style-name="P3">write the document and save</text:p>
      <text:p text:style-name="P3"></text:p>
      <text:p text:style-name="P3">Algorithm 5, hac, cn, Rating: _______</text:p>
      <text:p text:style-name="P3">write down teh appropriate content taht you want to input, including beginning and conclusion</text:p>
      <text:p text:style-name="P3">write the document (the actual content varies based on the nature of the paper)</text:p>
      <text:p text:style-name="P3"></text:p>
      <text:p text:style-name="P3">Algorithm 6, dbscan, bow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write the document and save</text:p>
      <text:p text:style-name="P3"></text:p>
      <text:p text:style-name="P3">Algorithm 7, dbscan, bow-ngram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write the document and save</text:p>
      <text:p text:style-name="P3"></text:p>
      <text:p text:style-name="P3">Algorithm 8, dbscan, ks, Rating: _______</text:p>
      <text:p text:style-name="P3">write down teh appropriate content taht you want to input, including beginning and conclusion</text:p>
      <text:p text:style-name="P3">write the document and save</text:p>
      <text:p text:style-name="P3">write the document (the actual content varies based on the nature of the paper)</text:p>
      <text:p text:style-name="P3"></text:p>
      <text:p text:style-name="P3">Algorithm 9, dbscan, wn, Rating: _______</text:p>
      <text:p text:style-name="P3">write down teh appropriate content taht you want to input, including beginning and conclusion</text:p>
      <text:p text:style-name="P3"></text:p>
      <text:p text:style-name="P3">Algorithm 10, dbscan, cn, Rating: _______</text:p>
      <text:p text:style-name="P3">write down teh appropriate content taht you want to input, including beginning and conclusion</text:p>
      <text:p text:style-name="P3"></text:p>
      <text:p text:style-name="P3">Algorithm 11, affprop, bow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12, affprop, bow-ngram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13, affprop, ks, Rating: _______</text:p>
      <text:p text:style-name="P3">write down teh appropriate content taht you want to input, including beginning and conclusion</text:p>
      <text:p text:style-name="P3"></text:p>
      <text:p text:style-name="P3">Algorithm 14, affprop, wn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3">Algorithm 15, affprop, cn, Rating: _______</text:p>
      <text:p text:style-name="P3">write the document (the actual content varies based on the nature of the paper)</text:p>
      <text:p text:style-name="P3">write down teh appropriate content taht you want to input, including beginning and conclusion</text:p>
      <text:p text:style-name="P3"></text:p>
      <text:p text:style-name="P6">Original sentences:</text:p>
      <text:p text:style-name="P3">make sure to save your work by clicking the save button</text:p>
      <text:p text:style-name="P3">error check</text:p>
      <text:p text:style-name="P3">click on the file and save when you're done typing</text:p>
      <text:p text:style-name="P3">save the file by pressing ctrl+s (or command+s if you're on a mac)</text:p>
      <text:p text:style-name="P3">save your work</text:p>
      <text:p text:style-name="P3"/>
      <text:p text:style-name="P3">Algorithm 1, hac, bow, Rating: _______</text:p>
      <text:p text:style-name="P3">make sure to save your work by clicking the save button</text:p>
      <text:p text:style-name="P3">click on the file and save when you're done typing</text:p>
      <text:p text:style-name="P3">save the file by pressing ctrl+s (or command+s if you're on a mac)</text:p>
      <text:p text:style-name="P3">error check</text:p>
      <text:p text:style-name="P3"></text:p>
      <text:p text:style-name="P3">Algorithm 2, hac, bow-ngram, Rating: _______</text:p>
      <text:p text:style-name="P3">make sure to save your work by clicking the save button</text:p>
      <text:p text:style-name="P3">click on the file and save when you're done typing</text:p>
      <text:p text:style-name="P3">save the file by pressing ctrl+s (or command+s if you're on a mac)</text:p>
      <text:p text:style-name="P3">error check</text:p>
      <text:p text:style-name="P3"></text:p>
      <text:p text:style-name="P3">Algorithm 3, hac, ks, Rating: _______</text:p>
      <text:p text:style-name="P3">make sure to save your work by clicking the save button</text:p>
      <text:p text:style-name="P3">click on the file and save when you're done typing</text:p>
      <text:p text:style-name="P3">error check</text:p>
      <text:p text:style-name="P3">save the file by pressing ctrl+s (or command+s if you're on a mac)</text:p>
      <text:p text:style-name="P3"></text:p>
      <text:p text:style-name="P3">Algorithm 4, hac, wn, Rating: _______</text:p>
      <text:p text:style-name="P3">click on the file and save when you're done typing</text:p>
      <text:p text:style-name="P3">save the file by pressing ctrl+s (or command+s if you're on a mac)</text:p>
      <text:p text:style-name="P3">make sure to save your work by clicking the save button</text:p>
      <text:p text:style-name="P3">error check</text:p>
      <text:p text:style-name="P3"></text:p>
      <text:p text:style-name="P3">Algorithm 5, hac, cn, Rating: _______</text:p>
      <text:p text:style-name="P3">click on the file and save when you're done typing</text:p>
      <text:p text:style-name="P3">save the file by pressing ctrl+s (or command+s if you're on a mac)</text:p>
      <text:p text:style-name="P3">make sure to save your work by clicking the save button</text:p>
      <text:p text:style-name="P3">save your work</text:p>
      <text:p text:style-name="P3"></text:p>
      <text:p text:style-name="P3">Algorithm 6, dbscan, bow, Rating: _______</text:p>
      <text:p text:style-name="P3">save the file by pressing ctrl+s (or command+s if you're on a mac)</text:p>
      <text:p text:style-name="P3">make sure to save your work by clicking the save button</text:p>
      <text:p text:style-name="P3">save your work</text:p>
      <text:p text:style-name="P3">click on the file and save when you're done typing</text:p>
      <text:p text:style-name="P3">error check</text:p>
      <text:p text:style-name="P3"></text:p>
      <text:p text:style-name="P3">Algorithm 7, dbscan, bow-ngram, Rating: _______</text:p>
      <text:p text:style-name="P3">make sure to save your work by clicking the save button</text:p>
      <text:p text:style-name="P3">error check</text:p>
      <text:p text:style-name="P3">click on the file and save when you're done typing</text:p>
      <text:p text:style-name="P3">save the file by pressing ctrl+s (or command+s if you're on a mac)</text:p>
      <text:p text:style-name="P3">save your work</text:p>
      <text:p text:style-name="P3"></text:p>
      <text:p text:style-name="P3">Algorithm 8, dbscan, ks, Rating: _______</text:p>
      <text:p text:style-name="P3">save your work</text:p>
      <text:p text:style-name="P3">make sure to save your work by clicking the save button</text:p>
      <text:p text:style-name="P3">error check</text:p>
      <text:p text:style-name="P3">save the file by pressing ctrl+s (or command+s if you're on a mac)</text:p>
      <text:p text:style-name="P3">click on the file and save when you're done typing</text:p>
      <text:p text:style-name="P3"></text:p>
      <text:p text:style-name="P3">Algorithm 9, dbscan, wn, Rating: _______</text:p>
      <text:p text:style-name="P3">save the file by pressing ctrl+s (or command+s if you're on a mac)</text:p>
      <text:p text:style-name="P3"></text:p>
      <text:p text:style-name="P3">Algorithm 10, dbscan, cn, Rating: _______</text:p>
      <text:p text:style-name="P3">save the file by pressing ctrl+s (or command+s if you're on a mac)</text:p>
      <text:p text:style-name="P3"></text:p>
      <text:p text:style-name="P3">Algorithm 11, affprop, bow, Rating: _______</text:p>
      <text:p text:style-name="P3">make sure to save your work by clicking the save button</text:p>
      <text:p text:style-name="P3">error check</text:p>
      <text:p text:style-name="P3">save the file by pressing ctrl+s (or command+s if you're on a mac)</text:p>
      <text:p text:style-name="P3"></text:p>
      <text:p text:style-name="P3">Algorithm 12, affprop, bow-ngram, Rating: _______</text:p>
      <text:p text:style-name="P3">make sure to save your work by clicking the save button</text:p>
      <text:p text:style-name="P3">error check</text:p>
      <text:p text:style-name="P3">save the file by pressing ctrl+s (or command+s if you're on a mac)</text:p>
      <text:p text:style-name="P3"><text:soft-page-break/></text:p>
      <text:p text:style-name="P3">Algorithm 13, affprop, ks, Rating: _______</text:p>
      <text:p text:style-name="P3">save the file by pressing ctrl+s (or command+s if you're on a mac)</text:p>
      <text:p text:style-name="P3">save your work</text:p>
      <text:p text:style-name="P3"></text:p>
      <text:p text:style-name="P3">Algorithm 14, affprop, wn, Rating: _______</text:p>
      <text:p text:style-name="P3">save the file by pressing ctrl+s (or command+s if you're on a mac)</text:p>
      <text:p text:style-name="P3">make sure to save your work by clicking the save button</text:p>
      <text:p text:style-name="P3"></text:p>
      <text:p text:style-name="P3">Algorithm 15, affprop, cn, Rating: _______</text:p>
      <text:p text:style-name="P3">save the file by pressing ctrl+s (or command+s if you're on a mac)</text:p>
      <text:p text:style-name="P3">error check</text:p>
      <text:p text:style-name="P3"></text:p>
      <text:p text:style-name="P3"/>
      <text:p text:style-name="P3"/>
      <text:p text:style-name="P5">Original Sentences:</text:p>
      <text:p text:style-name="P3">create a hashing function to store data</text:p>
      <text:p text:style-name="P3">write a constructor</text:p>
      <text:p text:style-name="P3">create a hashtag function to store data</text:p>
      <text:p text:style-name="P3">add hashvalue method</text:p>
      <text:p text:style-name="P3">make a constructor</text:p>
      <text:p text:style-name="P3">create another array for keys</text:p>
      <text:p text:style-name="P3"/>
      <text:p text:style-name="P3">Algorithm 1, hac, bow, Rating: _______</text:p>
      <text:p text:style-name="P3">create a hashing function to store data</text:p>
      <text:p text:style-name="P3"></text:p>
      <text:p text:style-name="P3">create another array for keys</text:p>
      <text:p text:style-name="P3">make a constructor</text:p>
      <text:p text:style-name="P3">add hashvalue method</text:p>
      <text:p text:style-name="P3">write a constructor</text:p>
      <text:p text:style-name="P3"></text:p>
      <text:p text:style-name="P3">Algorithm 2, hac, bow-ngram, Rating: _______</text:p>
      <text:p text:style-name="P3">create a hashing function to store data</text:p>
      <text:p text:style-name="P3"></text:p>
      <text:p text:style-name="P3">Algorithm 3, hac, ks, Rating: _______</text:p>
      <text:p text:style-name="P3">create a hashing function to store data</text:p>
      <text:p text:style-name="P3">write a constructor</text:p>
      <text:p text:style-name="P3"></text:p>
      <text:p text:style-name="P3">create another array for keys</text:p>
      <text:p text:style-name="P3">add hashvalue method</text:p>
      <text:p text:style-name="P3"></text:p>
      <text:p text:style-name="P3">Algorithm 4, hac, wn, Rating: _______</text:p>
      <text:p text:style-name="P3">create a hashing function to store data</text:p>
      <text:p text:style-name="P3"></text:p>
      <text:p text:style-name="P3">Algorithm 5, hac, cn, Rating: _______</text:p>
      <text:p text:style-name="P3">create a hashing function to store data</text:p>
      <text:p text:style-name="P3"></text:p>
      <text:p text:style-name="P3">Algorithm 6, dbscan, bow, Rating: _______</text:p>
      <text:p text:style-name="P3">create another array for keys</text:p>
      <text:p text:style-name="P3">write a constructor</text:p>
      <text:p text:style-name="P3">create a hashtag function to store data</text:p>
      <text:p text:style-name="P3"></text:p>
      <text:p text:style-name="P3">add hashvalue method</text:p>
      <text:p text:style-name="P3">create a hashing function to store data</text:p>
      <text:p text:style-name="P3">make a constructor</text:p>
      <text:p text:style-name="P3"></text:p>
      <text:p text:style-name="P3">Algorithm 7, dbscan, bow-ngram, Rating: _______</text:p>
      <text:p text:style-name="P3">create a hashtag function to store data</text:p>
      <text:p text:style-name="P3"></text:p>
      <text:p text:style-name="P3">create a hashing function to store data</text:p>
      <text:p text:style-name="P3">write a constructor</text:p>
      <text:p text:style-name="P3">add hashvalue method</text:p>
      <text:p text:style-name="P3">create another array for keys</text:p>
      <text:p text:style-name="P3">make a constructor</text:p>
      <text:p text:style-name="P3"></text:p>
      <text:p text:style-name="P3">Algorithm 8, dbscan, ks, Rating: _______</text:p>
      <text:p text:style-name="P3"></text:p>
      <text:p text:style-name="P3">add hashvalue method</text:p>
      <text:p text:style-name="P3">create another array for keys</text:p>
      <text:p text:style-name="P3">write a constructor</text:p>
      <text:p text:style-name="P3">create a hashing function to store data</text:p>
      <text:p text:style-name="P3">create a hashtag function to store data</text:p>
      <text:p text:style-name="P3">make a constructor</text:p>
      <text:p text:style-name="P3"></text:p>
      <text:p text:style-name="P3">Algorithm 9, dbscan, wn, Rating: _______</text:p>
      <text:p text:style-name="P3">create a hashing function to store data</text:p>
      <text:p text:style-name="P3"></text:p>
      <text:p text:style-name="P3">Algorithm 10, dbscan, cn, Rating: _______</text:p>
      <text:p text:style-name="P3">create a hashing function to store data</text:p>
      <text:p text:style-name="P3"></text:p>
      <text:p text:style-name="P3">Algorithm 11, affprop, bow, Rating: _______</text:p>
      <text:p text:style-name="P3">create a hashing function to store data</text:p>
      <text:p text:style-name="P3"></text:p>
      <text:p text:style-name="P3">Algorithm 12, affprop, bow-ngram, Rating: _______</text:p>
      <text:p text:style-name="P3">create a hashing function to store data</text:p>
      <text:p text:style-name="P3"></text:p>
      <text:p text:style-name="P3">Algorithm 13, affprop, ks, Rating: _______</text:p>
      <text:p text:style-name="P3">create a hashing function to store data</text:p>
      <text:p text:style-name="P3"><text:soft-page-break/></text:p>
      <text:p text:style-name="P3"></text:p>
      <text:p text:style-name="P3">Algorithm 14, affprop, wn, Rating: _______</text:p>
      <text:p text:style-name="P3">create a hashing function to store data</text:p>
      <text:p text:style-name="P3">write a constructor</text:p>
      <text:p text:style-name="P3"></text:p>
      <text:p text:style-name="P3"></text:p>
      <text:p text:style-name="P3">Algorithm 15, affprop, cn, Rating: _______</text:p>
      <text:p text:style-name="P3">add hashvalue method</text:p>
      <text:p text:style-name="P3">create a hashing function to store data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23:58.443351521</meta:creation-date>
    <dc:date>2014-11-09T16:28:42.482938004</dc:date>
    <meta:editing-duration>P0D</meta:editing-duration>
    <meta:editing-cycles>1</meta:editing-cycles>
    <meta:document-statistic meta:table-count="0" meta:image-count="0" meta:object-count="0" meta:page-count="6" meta:paragraph-count="233" meta:word-count="1437" meta:character-count="8704" meta:non-whitespace-character-count="7222"/>
    <meta:generator>LibreOffice/4.2.7.2$Linux_X86_64 LibreOffice_project/420m0$Build-2</meta:generator>
  </office:meta>
</office:document-meta>
</file>